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BindingToMethodExpression.isLiteral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BindingToMethodExpression.MethodBindingToMethodEx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hodBindingToMethodExpression.getMethodInfo( EL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ethodBindingToMethodExpression.restoreState( FacesContext context , Object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hodBindingToMethodExpression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BindingToMethodExpression.invoke( Invoker &lt; T &gt; invok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thodBindingToMethodExpression.setTransient( boolean transient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BindingToMethodExpression.checkNullArgument( Object notNullInstance , String instanc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BindingToMethodExpression.getMethodBin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BindingToMethodExpression.MethodBindingToMethodExpression( MethodBinding method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hodBindingToMethodExpression.getExpression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BindingToMethodExpression.invok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BindingToMethodExpression.invoke( ELContext context , final Object [ ] para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thodBindingToMethodExpressio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hodBindingToMethodExpression.equals( Object obj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ethodBindingToMethodExpression.setMethodBinding( MethodBinding methodBin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BindingToMethodExpression.newInstance( String typ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MethodBindingToMethodExpression.checkNullState( Object notNullInstance , String instanc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hodBindingToMethodExpression.saveState( FacesContex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